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965in"/>
    </style:style>
    <style:style style:name="Table8.B" style:family="table-column">
      <style:table-column-properties style:column-width="0.9736in"/>
    </style:style>
    <style:style style:name="Table8.C" style:family="table-column">
      <style:table-column-properties style:column-width="2.0819in"/>
    </style:style>
    <style:style style:name="Table8.D" style:family="table-column">
      <style:table-column-properties style:column-width="2.84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6771in" table:align="left"/>
    </style:style>
    <style:style style:name="Table9.A" style:family="table-column">
      <style:table-column-properties style:column-width="0.7299in"/>
    </style:style>
    <style:style style:name="Table9.B" style:family="table-column">
      <style:table-column-properties style:column-width="0.9472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2" style:family="paragraph" style:parent-style-name="Text_20_body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Horizontal_20_Line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5" style:family="paragraph" style:parent-style-name="Heading_20_3">
      <style:paragraph-properties fo:margin-top="0in" fo:margin-bottom="0in" style:contextual-spacing="false"/>
    </style:style>
    <style:style style:name="P6" style:family="paragraph" style:parent-style-name="Heading_20_2">
      <style:paragraph-properties fo:margin-top="0in" fo:margin-bottom="0in" style:contextual-spacing="false"/>
    </style:style>
    <style:style style:name="P7" style:family="paragraph" style:parent-style-name="Table_20_Heading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0" style:family="paragraph" style:parent-style-name="Heading_20_3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fo:break-before="page"/>
    </style:style>
    <style:style style:name="P12" style:family="paragraph" style:parent-style-name="Heading_20_2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3" style:family="paragraph" style:parent-style-name="Preformatted_20_Text">
      <style:paragraph-properties fo:margin-top="0in" fo:margin-bottom="0in" style:contextual-spacing="false"/>
    </style:style>
    <style:style style:name="P14" style:family="paragraph" style:parent-style-name="Horizontal_20_Line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 fo:break-before="page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Calibri1" officeooo:rsid="0007ced3" style:font-size-asian="12pt"/>
    </style:style>
    <style:style style:name="P17" style:family="paragraph" style:parent-style-name="Horizontal_20_Line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18" style:family="paragraph" style:parent-style-name="Heading_20_3">
      <style:paragraph-properties fo:margin-top="0in" fo:margin-bottom="0in" style:contextual-spacing="false" fo:line-height="115%"/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style:font-name="Calibri1" officeooo:rsid="0007ced3" style:font-size-asian="12pt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style:font-name="Calibri1" officeooo:rsid="0007ced3" style:font-size-asian="12pt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style:font-name="Calibri1" officeooo:rsid="0007ced3" style:font-size-asian="12pt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style:font-name="Calibri1" officeooo:rsid="0007ced3" style:font-size-asian="12pt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6" style:family="paragraph" style:parent-style-name="Text_20_body" style:list-style-name="L5">
      <style:paragraph-properties fo:margin-top="0in" fo:margin-bottom="0in" style:contextual-spacing="false"/>
      <style:text-properties style:font-name="Calibri1" officeooo:rsid="0007ced3" style:font-size-asian="12pt"/>
    </style:style>
    <style:style style:name="P27" style:family="paragraph" style:parent-style-name="Preformatted_20_Text" style:list-style-name="L5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28" style:family="paragraph" style:parent-style-name="Text_20_body" style:list-style-name="L5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break-before="page"/>
      <style:text-properties style:font-name="Calibri1" fo:font-size="12pt" officeooo:rsid="0007ced3" style:font-size-asian="12pt" style:font-size-complex="12pt"/>
    </style:style>
    <style:style style:name="P30" style:family="paragraph" style:parent-style-name="Heading_20_3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31" style:family="paragraph" style:parent-style-name="Heading_20_3">
      <style:paragraph-properties fo:margin-top="0in" fo:margin-bottom="0in" style:contextual-spacing="false" fo:line-height="115%"/>
      <style:text-properties style:font-name="Calibri1" officeooo:rsid="0007ced3" style:font-size-asian="12pt"/>
    </style:style>
    <style:style style:name="P32" style:family="paragraph" style:parent-style-name="Text_20_body" style:list-style-name="L6">
      <style:paragraph-properties fo:margin-top="0in" fo:margin-bottom="0in" style:contextual-spacing="false"/>
      <style:text-properties style:font-name="Calibri1" officeooo:rsid="0007ced3" style:font-size-asian="12pt"/>
    </style:style>
    <style:style style:name="P33" style:family="paragraph" style:parent-style-name="Text_20_body" style:list-style-name="L6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4" style:family="paragraph" style:parent-style-name="Text_20_body" style:list-style-name="L7">
      <style:paragraph-properties fo:margin-top="0in" fo:margin-bottom="0in" style:contextual-spacing="false"/>
      <style:text-properties style:font-name="Calibri1" officeooo:rsid="0007ced3" style:font-size-asian="12pt"/>
    </style:style>
    <style:style style:name="P35" style:family="paragraph" style:parent-style-name="Text_20_body" style:list-style-name="L8">
      <style:paragraph-properties fo:margin-top="0in" fo:margin-bottom="0in" style:contextual-spacing="false"/>
      <style:text-properties style:font-name="Calibri1" officeooo:rsid="0007ced3" style:font-size-asian="12pt"/>
    </style:style>
    <style:style style:name="P36" style:family="paragraph" style:parent-style-name="Text_20_body" style:list-style-name="L8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71956"/>
    </style:style>
    <style:style style:name="P38" style:family="paragraph" style:parent-style-name="Horizontal_20_Line">
      <style:paragraph-properties fo:margin-top="0in" fo:margin-bottom="0in" style:contextual-spacing="false" fo:line-height="115%"/>
      <style:text-properties fo:color="#000000" loext:opacity="100%" style:font-name="Calibri1" fo:font-size="12pt" officeooo:rsid="00171956" style:font-size-asian="12pt" style:font-size-complex="12pt"/>
    </style:style>
    <style:style style:name="P39" style:family="paragraph" style:parent-style-name="Heading_20_3">
      <style:paragraph-properties fo:margin-top="0in" fo:margin-bottom="0.1965in" style:contextual-spacing="false" fo:line-height="115%"/>
      <style:text-properties fo:color="#000000" loext:opacity="100%" style:font-name="Calibri1" fo:font-size="12pt" fo:font-weight="normal" officeooo:rsid="00171956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Calibri1" officeooo:rsid="00171956" style:font-size-asian="12pt"/>
    </style:style>
    <style:style style:name="P41" style:family="paragraph" style:parent-style-name="Text_20_body" style:list-style-name="L9">
      <style:text-properties fo:color="#000000" loext:opacity="100%" style:font-name="Calibri1" officeooo:rsid="00171956" style:font-size-asian="12pt"/>
    </style:style>
    <style:style style:name="P42" style:family="paragraph" style:parent-style-name="Heading_20_4">
      <style:paragraph-properties fo:margin-top="0in" fo:margin-bottom="0.1965in" style:contextual-spacing="false" fo:line-height="115%"/>
      <style:text-properties fo:color="#000000" loext:opacity="100%" style:font-name="Calibri1" fo:font-weight="normal" officeooo:rsid="00171956" style:font-weight-asian="normal" style:font-weight-complex="normal"/>
    </style:style>
    <style:style style:name="P43" style:family="paragraph" style:parent-style-name="Text_20_body" style:list-style-name="L10">
      <style:text-properties fo:color="#000000" loext:opacity="100%" style:font-name="Calibri1" officeooo:rsid="00171956" style:font-size-asian="12pt"/>
    </style:style>
    <style:style style:name="P44" style:family="paragraph" style:parent-style-name="Text_20_body" style:list-style-name="L11">
      <style:text-properties fo:color="#000000" loext:opacity="100%" style:font-name="Calibri1" officeooo:rsid="00171956" style:font-size-asian="12pt"/>
    </style:style>
    <style:style style:name="P45" style:family="paragraph" style:parent-style-name="Text_20_body">
      <style:paragraph-properties fo:break-before="page"/>
      <style:text-properties fo:color="#000000" loext:opacity="100%" style:font-name="Calibri1" officeooo:rsid="00171956" style:font-size-asian="12pt"/>
    </style:style>
    <style:style style:name="P46" style:family="paragraph" style:parent-style-name="Text_20_body" style:list-style-name="L12">
      <style:text-properties fo:color="#000000" loext:opacity="100%" style:font-name="Calibri1" officeooo:rsid="00171956" style:font-size-asian="12pt"/>
    </style:style>
    <style:style style:name="P47" style:family="paragraph" style:parent-style-name="Text_20_body">
      <style:paragraph-properties fo:margin-top="0in" fo:margin-bottom="0in" style:contextual-spacing="false"/>
      <style:text-properties officeooo:paragraph-rsid="0018717f"/>
    </style:style>
    <style:style style:name="P48" style:family="paragraph" style:parent-style-name="Text_20_body" style:list-style-name="L13">
      <style:paragraph-properties fo:margin-top="0in" fo:margin-bottom="0in" style:contextual-spacing="false"/>
      <style:text-properties officeooo:paragraph-rsid="0018717f"/>
    </style:style>
    <style:style style:name="P49" style:family="paragraph" style:parent-style-name="Text_20_body" style:list-style-name="L14">
      <style:paragraph-properties fo:margin-top="0in" fo:margin-bottom="0in" style:contextual-spacing="false"/>
      <style:text-properties officeooo:paragraph-rsid="0018717f"/>
    </style:style>
    <style:style style:name="P50" style:family="paragraph" style:parent-style-name="Text_20_body" style:list-style-name="L14">
      <style:paragraph-properties fo:margin-top="0in" fo:margin-bottom="0in" style:contextual-spacing="false"/>
      <style:text-properties officeooo:paragraph-rsid="0019c158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019c158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T6" style:family="text">
      <style:text-properties fo:font-size="12pt" style:font-size-complex="12pt"/>
    </style:style>
    <style:style style:name="T7" style:family="text">
      <style:text-properties style:font-name="Calibri1" fo:font-size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officeooo:rsid="0007ced3" style:font-size-asian="12pt" style:font-size-complex="12pt"/>
    </style:style>
    <style:style style:name="T10" style:family="text">
      <style:text-properties style:font-name="Calibri1" fo:font-size="12pt" fo:font-weight="normal" officeooo:rsid="00171956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libri1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alibri1" fo:font-size="12pt" officeooo:rsid="00171956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Calibri1" fo:font-size="12pt" fo:font-weight="normal" officeooo:rsid="0018717f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alibri1" fo:font-size="12pt" fo:font-weight="normal" officeooo:rsid="0019c158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ro de vistas de YouTube.</text:p>
      <text:p text:style-name="P2">Esta es una variante del proyecto que esta en el chat "Tablero de vistas sociales" pero concentrado solamente en la interacción con YouTube a través de su API</text:p>
      <text:p text:style-name="P2">Para comenzar quiero un listado de toda la información que se puede obtener de una página/stream/video de youtube a traves de su API. Cada uno con un detalle de su uso.</text:p>
      <text:p text:style-name="P1"/>
      <text:p text:style-name="P3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4"/>
      <text:h text:style-name="P5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2">Este endpoint te permite obtener información sobre uno o más videos públicos.</text:p>
      <text:p text:style-name="P4"/>
      <text:h text:style-name="P6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3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4"/>
      <text:h text:style-name="P5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Campo</text:p>
            </table:table-cell>
            <table:table-cell table:style-name="Table1.A1" office:value-type="string">
              <text:p text:style-name="P7">Descripción</text:p>
            </table:table-cell>
            <table:table-cell table:style-name="Table1.A1" office:value-type="string">
              <text:p text:style-name="P7">Uso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1">title</text:span></text:span></text:p>
          </table:table-cell>
          <table:table-cell table:style-name="Table1.A1" office:value-type="string">
            <text:p text:style-name="P9">Título del video</text:p>
          </table:table-cell>
          <table:table-cell table:style-name="Table1.A1" office:value-type="string">
            <text:p text:style-name="P9">Mostrar título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description</text:span></text:span></text:p>
          </table:table-cell>
          <table:table-cell table:style-name="Table1.A1" office:value-type="string">
            <text:p text:style-name="P9">Descripción del video</text:p>
          </table:table-cell>
          <table:table-cell table:style-name="Table1.A1" office:value-type="string">
            <text:p text:style-name="P9">Mostrar tooltip o detalle expandid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publishedAt</text:span></text:span></text:p>
          </table:table-cell>
          <table:table-cell table:style-name="Table1.A1" office:value-type="string">
            <text:p text:style-name="P9">Fecha de publicación</text:p>
          </table:table-cell>
          <table:table-cell table:style-name="Table1.A1" office:value-type="string">
            <text:p text:style-name="P9">Filtrar por fecha, analizar vistas en el tiemp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Id</text:span></text:span></text:p>
          </table:table-cell>
          <table:table-cell table:style-name="Table1.A1" office:value-type="string">
            <text:p text:style-name="P9">ID del canal que lo publicó</text:p>
          </table:table-cell>
          <table:table-cell table:style-name="Table1.A1" office:value-type="string">
            <text:p text:style-name="P9">Relacionar con el canal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Title</text:span></text:span></text:p>
          </table:table-cell>
          <table:table-cell table:style-name="Table1.A1" office:value-type="string">
            <text:p text:style-name="P9">Nombre del canal</text:p>
          </table:table-cell>
          <table:table-cell table:style-name="Table1.A1" office:value-type="string">
            <text:p text:style-name="P9">Mostrar el nombre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9">Etiquetas del video</text:p>
          </table:table-cell>
          <table:table-cell table:style-name="Table1.A1" office:value-type="string">
            <text:p text:style-name="P9">Clasificación por categoría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ategoryId</text:span></text:span></text:p>
          </table:table-cell>
          <table:table-cell table:style-name="Table1.A1" office:value-type="string">
            <text:p text:style-name="P9">Categoría numérica</text:p>
          </table:table-cell>
          <table:table-cell table:style-name="Table1.A1" office:value-type="string">
            <text:p text:style-name="P9">Agrupar por tipo (música, noticias, etc.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humbnails</text:span></text:span></text:p>
          </table:table-cell>
          <table:table-cell table:style-name="Table1.A1" office:value-type="string">
            <text:p text:style-name="P9">URLs de miniaturas</text:p>
          </table:table-cell>
          <table:table-cell table:style-name="Table1.A1" office:value-type="string">
            <text:p text:style-name="P9">Mostrar vista previa en la tabla</text:p>
          </table:table-cell>
        </table:table-row>
      </table:table>
      <text:p text:style-name="P4"/>
      <text:h text:style-name="P10" text:outline-level="3"/>
      <text:p text:style-name="P2"/>
      <text:h text:style-name="P5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Campo</text:p>
            </table:table-cell>
            <table:table-cell table:style-name="Table2.A1" office:value-type="string">
              <text:p text:style-name="P7">Descripción</text:p>
            </table:table-cell>
            <table:table-cell table:style-name="Table2.A1" office:value-type="string">
              <text:p text:style-name="P7">Uso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ource_20_Text"><text:span text:style-name="T1">viewCount</text:span></text:span></text:p>
          </table:table-cell>
          <table:table-cell table:style-name="Table2.A1" office:value-type="string">
            <text:p text:style-name="P9">Cantidad de vistas</text:p>
          </table:table-cell>
          <table:table-cell table:style-name="Table2.A1" office:value-type="string">
            <text:p text:style-name="P9">Métrica principal de rendimiento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likeCount</text:span></text:span></text:p>
          </table:table-cell>
          <table:table-cell table:style-name="Table2.A1" office:value-type="string">
            <text:p text:style-name="P9">Cantidad de "me gusta"</text:p>
          </table:table-cell>
          <table:table-cell table:style-name="Table2.A1" office:value-type="string">
            <text:p text:style-name="P9">Evaluar la recepción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9">Ya no se expone públicamente</text:p>
          </table:table-cell>
          <table:table-cell table:style-name="Table2.A1" office:value-type="string">
            <text:p text:style-name="P9">No disponible desde diciembre 2021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favoriteCount</text:span></text:span></text:p>
          </table:table-cell>
          <table:table-cell table:style-name="Table2.A1" office:value-type="string">
            <text:p text:style-name="P9">Siempre 0, no se usa más</text:p>
          </table:table-cell>
          <table:table-cell table:style-name="Table2.A1" office:value-type="string">
            <text:p text:style-name="P9">Ignorar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commentCount</text:span></text:span></text:p>
          </table:table-cell>
          <table:table-cell table:style-name="Table2.A1" office:value-type="string">
            <text:p text:style-name="P9">Comentarios totales</text:p>
          </table:table-cell>
          <table:table-cell table:style-name="Table2.A1" office:value-type="string">
            <text:p text:style-name="P9">Indica nivel de interacción</text:p>
          </table:table-cell>
        </table:table-row>
      </table:table>
      <text:p text:style-name="P4"/>
      <text:h text:style-name="P5" text:outline-level="3"><text:soft-page-break/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Campo</text:p>
            </table:table-cell>
            <table:table-cell table:style-name="Table3.A1" office:value-type="string">
              <text:p text:style-name="P7">Descripción</text:p>
            </table:table-cell>
            <table:table-cell table:style-name="Table3.A1" office:value-type="string">
              <text:p text:style-name="P7">Uso</text:p>
            </table:table-cell>
          </table:table-row>
        </table:table-header-rows>
        <table:table-row>
          <table:table-cell table:style-name="Table3.A1" office:value-type="string">
            <text:p text:style-name="P8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9">Fecha/hora de inicio real</text:p>
          </table:table-cell>
          <table:table-cell table:style-name="Table3.A1" office:value-type="string">
            <text:p text:style-name="P9">Determina duración real del stream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actualEndTime</text:span></text:span></text:p>
          </table:table-cell>
          <table:table-cell table:style-name="Table3.A1" office:value-type="string">
            <text:p text:style-name="P9">Fecha/hora de finalización real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9">Hora programada de inicio</text:p>
          </table:table-cell>
          <table:table-cell table:style-name="Table3.A1" office:value-type="string">
            <text:p text:style-name="P9">Permite comparar programación vs. ejecución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9">Hora programada de finalización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9">Vistas concurrentes (solo durante transmisión activa)</text:p>
          </table:table-cell>
          <table:table-cell table:style-name="Table3.A1" office:value-type="string">
            <text:p text:style-name="P9">Muy útil para analizar picos de audiencia</text:p>
          </table:table-cell>
        </table:table-row>
      </table:table>
      <text:p text:style-name="P4"/>
      <text:h text:style-name="P5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Campo</text:p>
            </table:table-cell>
            <table:table-cell table:style-name="Table4.A1" office:value-type="string">
              <text:p text:style-name="P7">Descripción</text:p>
            </table:table-cell>
            <table:table-cell table:style-name="Table4.A1" office:value-type="string">
              <text:p text:style-name="P7">Uso</text:p>
            </table:table-cell>
          </table:table-row>
        </table:table-header-rows>
        <table:table-row>
          <table:table-cell table:style-name="Table4.A1" office:value-type="string">
            <text:p text:style-name="P8"><text:span text:style-name="Source_20_Text"><text:span text:style-name="T1">duration</text:span></text:span></text:p>
          </table:table-cell>
          <table:table-cell table:style-name="Table4.A1" office:value-type="string">
            <text:p text:style-name="P8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9">Convertir a minutos/hora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imension</text:span></text:span></text:p>
          </table:table-cell>
          <table:table-cell table:style-name="Table4.A1" office:value-type="string">
            <text:p text:style-name="P9">2D o 3D</text:p>
          </table:table-cell>
          <table:table-cell table:style-name="Table4.A1" office:value-type="string">
            <text:p text:style-name="P9">Ignorar en la mayoría de los caso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efinition</text:span></text:span></text:p>
          </table:table-cell>
          <table:table-cell table:style-name="Table4.A1" office:value-type="string">
            <text:p text:style-name="P9">Calidad (sd, hd)</text:p>
          </table:table-cell>
          <table:table-cell table:style-name="Table4.A1" office:value-type="string">
            <text:p text:style-name="P9">Análisis de ca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caption</text:span></text:span></text:p>
          </table:table-cell>
          <table:table-cell table:style-name="Table4.A1" office:value-type="string">
            <text:p text:style-name="P9">Si tiene subtítulos</text:p>
          </table:table-cell>
          <table:table-cell table:style-name="Table4.A1" office:value-type="string">
            <text:p text:style-name="P9">Inclusión en accesibi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9">Si tiene contenido con licencia</text:p>
          </table:table-cell>
          <table:table-cell table:style-name="Table4.A1" office:value-type="string">
            <text:p text:style-name="P9">Importante en videos comerciale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projection</text:span></text:span></text:p>
          </table:table-cell>
          <table:table-cell table:style-name="Table4.A1" office:value-type="string">
            <text:p text:style-name="P9">Formato visual (rectangular, 360°, etc.)</text:p>
          </table:table-cell>
          <table:table-cell table:style-name="Table4.A1" office:value-type="string">
            <text:p text:style-name="P9">Mostrar si es especial</text:p>
          </table:table-cell>
        </table:table-row>
      </table:table>
      <text:p text:style-name="P4"/>
      <text:h text:style-name="P10" text:outline-level="3"/>
      <text:h text:style-name="P10" text:outline-level="3"/>
      <text:h text:style-name="P11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7">Campo</text:p>
            </table:table-cell>
            <table:table-cell table:style-name="Table5.A1" office:value-type="string">
              <text:p text:style-name="P7">Descripción</text:p>
            </table:table-cell>
            <table:table-cell table:style-name="Table5.A1" office:value-type="string">
              <text:p text:style-name="P7">Uso</text:p>
            </table:table-cell>
          </table:table-row>
        </table:table-header-rows>
        <table:table-row>
          <table:table-cell table:style-name="Table5.A1" office:value-type="string">
            <text:p text:style-name="P8"><text:span text:style-name="Source_20_Text"><text:span text:style-name="T1">embedHtml</text:span></text:span></text:p>
          </table:table-cell>
          <table:table-cell table:style-name="Table5.A1" office:value-type="string">
            <text:p text:style-name="P9">HTML para insertar el reproductor</text:p>
          </table:table-cell>
          <table:table-cell table:style-name="Table5.A1" office:value-type="string">
            <text:p text:style-name="P9">Incrustar el video en tu tablero si es necesario</text:p>
          </table:table-cell>
        </table:table-row>
      </table:table>
      <text:p text:style-name="P4"/>
      <text:h text:style-name="P5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7">Campo</text:p>
            </table:table-cell>
            <table:table-cell table:style-name="Table6.A1" office:value-type="string">
              <text:p text:style-name="P7">Descripción</text:p>
            </table:table-cell>
            <table:table-cell table:style-name="Table6.A1" office:value-type="string">
              <text:p text:style-name="P7">Uso</text:p>
            </table:table-cell>
          </table:table-row>
        </table:table-header-rows>
        <table:table-row>
          <table:table-cell table:style-name="Table6.A1" office:value-type="string">
            <text:p text:style-name="P8"><text:span text:style-name="Source_20_Text"><text:span text:style-name="T1">uploadStatus</text:span></text:span></text:p>
          </table:table-cell>
          <table:table-cell table:style-name="Table6.A1" office:value-type="string">
            <text:p text:style-name="P9">Procesado, rechazado, etc.</text:p>
          </table:table-cell>
          <table:table-cell table:style-name="Table6.A1" office:value-type="string">
            <text:p text:style-name="P9">Verificar si el video está disponible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rivacyStatus</text:span></text:span></text:p>
          </table:table-cell>
          <table:table-cell table:style-name="Table6.A1" office:value-type="string">
            <text:p text:style-name="P9">Público, oculto o privado</text:p>
          </table:table-cell>
          <table:table-cell table:style-name="Table6.A1" office:value-type="string">
            <text:p text:style-name="P9">Ignorar videos no público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license</text:span></text:span></text:p>
          </table:table-cell>
          <table:table-cell table:style-name="Table6.A1" office:value-type="string">
            <text:p text:style-name="P9">Licencia estándar o Creative Commons</text:p>
          </table:table-cell>
          <table:table-cell table:style-name="Table6.A1" office:value-type="string">
            <text:p text:style-name="P9">Posible uso en agregad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embeddable</text:span></text:span></text:p>
          </table:table-cell>
          <table:table-cell table:style-name="Table6.A1" office:value-type="string">
            <text:p text:style-name="P9">Si se puede embeber</text:p>
          </table:table-cell>
          <table:table-cell table:style-name="Table6.A1" office:value-type="string">
            <text:p text:style-name="P9">Verificar para evitar err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9">Si se pueden ver las estadísticas</text:p>
          </table:table-cell>
          <table:table-cell table:style-name="Table6.A1" office:value-type="string">
            <text:p text:style-name="P9">Asegura disponibilidad de datos</text:p>
          </table:table-cell>
        </table:table-row>
      </table:table>
      <text:p text:style-name="P4"/>
      <text:h text:style-name="P5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7">Campo</text:p>
            </table:table-cell>
            <table:table-cell table:style-name="Table7.A1" office:value-type="string">
              <text:p text:style-name="P7">Descripción</text:p>
            </table:table-cell>
            <table:table-cell table:style-name="Table7.A1" office:value-type="string">
              <text:p text:style-name="P7">Uso</text:p>
            </table:table-cell>
          </table:table-row>
        </table:table-header-rows>
        <table:table-row>
          <table:table-cell table:style-name="Table7.A1" office:value-type="string">
            <text:p text:style-name="P8"><text:span text:style-name="Source_20_Text"><text:span text:style-name="T1">recordingDate</text:span></text:span></text:p>
          </table:table-cell>
          <table:table-cell table:style-name="Table7.A1" office:value-type="string">
            <text:p text:style-name="P9">Fecha de grabación</text:p>
          </table:table-cell>
          <table:table-cell table:style-name="Table7.A1" office:value-type="string">
            <text:p text:style-name="P9">Para videos pregrabados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</text:span></text:span></text:p>
          </table:table-cell>
          <table:table-cell table:style-name="Table7.A1" office:value-type="string">
            <text:p text:style-name="P9">Lat/Lon</text:p>
          </table:table-cell>
          <table:table-cell table:style-name="Table7.A1" office:value-type="string">
            <text:p text:style-name="P9">Mapas o análisis geográfico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9">Lugar textual</text:p>
          </table:table-cell>
          <table:table-cell table:style-name="Table7.A1" office:value-type="string">
            <text:p text:style-name="P9">Mostrar ubicación del evento</text:p>
          </table:table-cell>
        </table:table-row>
      </table:table>
      <text:p text:style-name="P4"/>
      <text:h text:style-name="P12" text:outline-level="2"><text:s text:c="2"/>📚 Ejemplo de consulta</text:h>
      <text:p text:style-name="P13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4"/>
      <text:h text:style-name="P12" text:outline-level="2">✅ Sugerencia para tu sistema</text:h>
      <text:p text:style-name="P2">Para un sistema de medición como el tuyo, te conviene siempre pedir al menos:</text:p>
      <text:p text:style-name="P13"><text:span text:style-name="Source_20_Text"><text:span text:style-name="T1">part=snippet,statistics,liveStreamingDetails,contentDetails</text:span></text:span></text:p>
      <text:p text:style-name="P2">Y si querés embeberlo:</text:p>
      <text:p text:style-name="P13"><text:span text:style-name="Source_20_Text"><text:span text:style-name="T1">+player</text:span></text:span></text:p>
      <text:p text:style-name="P14"><text:span text:style-name="Strong_20_Emphasis"><text:span text:style-name="T5"/></text:span></text:p>
      <text:p text:style-name="P15"><text:span text:style-name="Strong_20_Emphasis"><text:span text:style-name="T5"/></text:span></text:p>
      <text:p text:style-name="P3"><text:span text:style-name="Strong_20_Emphasis"><text:span text:style-name="T5">Muy buena observación.</text:span></text:span></text:p>
      <text:p text:style-name="P16"><text:span text:style-name="T6">La clave de la confusión está en entender la </text:span><text:span text:style-name="Strong_20_Emphasis"><text:span text:style-name="T6">diferencia entre </text:span></text:span><text:span text:style-name="Strong_20_Emphasis"><text:span text:style-name="Source_20_Text"><text:span text:style-name="T7">viewCount</text:span></text:span></text:span><text:span text:style-name="Strong_20_Emphasis"><text:span text:style-name="T6"> y </text:span></text:span><text:span text:style-name="Strong_20_Emphasis"><text:span text:style-name="Source_20_Text"><text:span text:style-name="T7">concurrentViewers</text:span></text:span></text:span><text:span text:style-name="T6">:</text:span></text:p>
      <text:p text:style-name="P17"/>
      <text:h text:style-name="P18" text:outline-level="3">✅ <text:span text:style-name="Source_20_Text"><text:span text:style-name="T8">viewCount</text:span></text:span> (Reproducciones Totales)</text:h>
      <text:list text:style-name="L1">
        <text:list-item>
          <text:p text:style-name="P19"><text:span text:style-name="T6">Es el </text:span><text:span text:style-name="Strong_20_Emphasis"><text:span text:style-name="T6">número total de veces que se vio el video hasta el momento de la medición</text:span></text:span><text:span text:style-name="T6">.</text:span></text:p>
        </text:list-item>
        <text:list-item>
          <text:p text:style-name="P20">Se incrementa con el tiempo, ya sea que el video esté en vivo o no.</text:p>
        </text:list-item>
        <text:list-item>
          <text:p text:style-name="P19"><text:span text:style-name="T6">Este dato </text:span><text:span text:style-name="Strong_20_Emphasis"><text:span text:style-name="T6">siempre está disponible</text:span></text:span><text:span text:style-name="T6">, sea un video normal o un stream.</text:span></text:p>
        </text:list-item>
      </text:list>
      <text:p text:style-name="P17"/>
      <text:h text:style-name="P18" text:outline-level="3">🔄 <text:span text:style-name="Source_20_Text"><text:span text:style-name="T8">concurrentViewers</text:span></text:span> (Espectadores Concurrentes)</text:h>
      <text:list text:style-name="L2">
        <text:list-item>
          <text:p text:style-name="P21"><text:span text:style-name="T6">Solo está presente </text:span><text:span text:style-name="Strong_20_Emphasis"><text:span text:style-name="T6">cuando el video es un </text:span></text:span><text:span text:style-name="Strong_20_Emphasis"><text:span text:style-name="Emphasis"><text:span text:style-name="T6">stream en vivo activo</text:span></text:span></text:span><text:span text:style-name="T6">.</text:span></text:p>
        </text:list-item>
        <text:list-item>
          <text:p text:style-name="P21"><text:span text:style-name="T6">Representa la cantidad de personas que están </text:span><text:span text:style-name="Strong_20_Emphasis"><text:span text:style-name="T6">mirando el stream en ese instante</text:span></text:span><text:span text:style-name="T6">.</text:span></text:p>
        </text:list-item>
        <text:list-item>
          <text:p text:style-name="P21"><text:span text:style-name="T6">Este dato </text:span><text:span text:style-name="Strong_20_Emphasis"><text:span text:style-name="T6">desaparece</text:span></text:span><text:span text:style-name="T6"> si el stream finaliza o si el video no está actualmente transmitiendo en vivo.</text:span></text:p>
        </text:list-item>
        <text:list-item>
          <text:p text:style-name="P21"><text:span text:style-name="T6">Si no está presente en la API en el momento de la medición, el campo es </text:span><text:span text:style-name="Source_20_Text"><text:span text:style-name="T7">undefined</text:span></text:span><text:span text:style-name="T6"> y en tu código lo tratás como </text:span><text:span text:style-name="Source_20_Text"><text:span text:style-name="T7">null</text:span></text:span><text:span text:style-name="T6">.</text:span></text:p>
        </text:list-item>
      </text:list>
      <text:p text:style-name="P17"/>
      <text:h text:style-name="P18" text:outline-level="3">🔍 ¿Qué está pasando en tu caso?</text:h>
      <text:p text:style-name="P22">En la captura de pantalla que mostraste:</text:p>
      <text:list text:style-name="L3">
        <text:list-item>
          <text:p text:style-name="P23"><text:span text:style-name="T6">Tenías un </text:span><text:span text:style-name="Source_20_Text"><text:span text:style-name="T7">view_count</text:span></text:span><text:span text:style-name="T6"> de </text:span><text:span text:style-name="Source_20_Text"><text:span text:style-name="T7">252</text:span></text:span><text:span text:style-name="T6"> (reproducciones totales normales).</text:span></text:p>
        </text:list-item>
        <text:list-item>
          <text:p text:style-name="P23"><text:span text:style-name="T6">Pero </text:span><text:span text:style-name="Source_20_Text"><text:span text:style-name="T7">concurrent_viewers</text:span></text:span><text:span text:style-name="T6"> siempre estaba </text:span><text:span text:style-name="Source_20_Text"><text:span text:style-name="T7">null</text:span></text:span><text:span text:style-name="T6">, incluso en los horarios en los que el video </text:span><text:span text:style-name="Strong_20_Emphasis"><text:span text:style-name="T6">estaba dentro del rango </text:span></text:span><text:span text:style-name="Strong_20_Emphasis"><text:span text:style-name="Source_20_Text"><text:span text:style-name="T7">actualStartTime</text:span></text:span></text:span><text:span text:style-name="Strong_20_Emphasis"><text:span text:style-name="T6"> - </text:span></text:span><text:span text:style-name="Strong_20_Emphasis"><text:span text:style-name="Source_20_Text"><text:span text:style-name="T7">actualEndTime</text:span></text:span></text:span><text:span text:style-name="T6">.</text:span></text:p>
        </text:list-item>
      </text:list>
      <text:p text:style-name="P22">Esto puede pasar por varios motivos:</text:p>
      <text:p text:style-name="P17"/>
      <text:h text:style-name="P18" text:outline-level="3">🧪 Posibles causas:</text:h>
      <text:list text:style-name="L4">
        <text:list-item>
          <text:p text:style-name="P24"><text:span text:style-name="Strong_20_Emphasis"><text:span text:style-name="T6">El video ya no estaba “en vivo” al momento exacto de la medición</text:span></text:span><text:span text:style-name="T6">.</text:span></text:p>
          <text:list>
            <text:list-item>
              <text:p text:style-name="P24"><text:span text:style-name="T6">Aunque estuviera dentro del rango, el </text:span><text:span text:style-name="Source_20_Text"><text:span text:style-name="T7">liveStreamingDetails.concurrentViewers</text:span></text:span><text:span text:style-name="T6"> </text:span><text:span text:style-name="Strong_20_Emphasis"><text:span text:style-name="T6">sólo aparece si el video está </text:span></text:span><text:span text:style-name="Strong_20_Emphasis"><text:span text:style-name="Emphasis"><text:span text:style-name="T6">efectivamente en vivo</text:span></text:span></text:span><text:span text:style-name="T6"> cuando hacés la consulta.</text:span></text:p>
            </text:list-item>
          </text:list>
        </text:list-item>
        <text:list-item>
          <text:p text:style-name="P24"><text:span text:style-name="Strong_20_Emphasis"><text:span text:style-name="T6">YouTube no devuelve </text:span></text:span><text:span text:style-name="Strong_20_Emphasis"><text:span text:style-name="Source_20_Text"><text:span text:style-name="T7">concurrentViewers</text:span></text:span></text:span><text:span text:style-name="Strong_20_Emphasis"><text:span text:style-name="T6"> en todos los casos</text:span></text:span><text:span text:style-name="T6">, incluso si el video está en vivo.</text:span></text:p>
          <text:list>
            <text:list-item>
              <text:p text:style-name="P25">Esto sucede especialmente si:</text:p>
              <text:list>
                <text:list-item>
                  <text:p text:style-name="P25">El canal no tiene muchos espectadores.</text:p>
                </text:list-item>
                <text:list-item>
                  <text:p text:style-name="P24"><text:span text:style-name="T6">La transmisión está pregrabada y marcada como </text:span><text:span text:style-name="Emphasis"><text:span text:style-name="T6">estreno</text:span></text:span><text:span text:style-name="T6">.</text:span></text:p>
                </text:list-item>
                <text:list-item>
                  <text:p text:style-name="P25">Se está usando un evento en vivo con configuración privada o sin datos públicos.</text:p>
                </text:list-item>
              </text:list>
            </text:list-item>
          </text:list>
        </text:list-item>
        <text:list-item>
          <text:p text:style-name="P24"><text:span text:style-name="Strong_20_Emphasis"><text:span text:style-name="T6">La API lo omite deliberadamente si no hay audiencia suficiente</text:span></text:span><text:span text:style-name="T6">.</text:span></text:p>
          <text:list>
            <text:list-item>
              <text:p text:style-name="P25">YouTube omite este valor cuando hay 0 espectadores concurrentes o el evento no es suficientemente relevante.</text:p>
            </text:list-item>
          </text:list>
        </text:list-item>
      </text:list>
      <text:p text:style-name="P17"><text:soft-page-break/></text:p>
      <text:h text:style-name="P18" text:outline-level="3">✅ ¿Qué podés hacer?</text:h>
      <text:list text:style-name="L5">
        <text:list-item>
          <text:p text:style-name="P26"><text:span text:style-name="Strong_20_Emphasis"><text:span text:style-name="T6">Loguear siempre </text:span></text:span><text:span text:style-name="Strong_20_Emphasis"><text:span text:style-name="Source_20_Text"><text:span text:style-name="T7">video.liveStreamingDetails</text:span></text:span></text:span><text:span text:style-name="Strong_20_Emphasis"><text:span text:style-name="T6"> completo</text:span></text:span><text:span text:style-name="T6">:</text:span></text:p>
          <text:p text:style-name="P27"><text:span text:style-name="Source_20_Text"><text:span text:style-name="T8">console.log("🔍 liveStreamingDetails completo:", video.liveStreamingDetails);</text:span></text:span></text:p>
          <text:p text:style-name="P26"><text:span text:style-name="T6">Así sabés si YouTube lo devuelve con o sin </text:span><text:span text:style-name="Source_20_Text"><text:span text:style-name="T7">concurrentViewers</text:span></text:span><text:span text:style-name="T6">.</text:span></text:p>
        </text:list-item>
        <text:list-item>
          <text:p text:style-name="P26"><text:span text:style-name="Strong_20_Emphasis"><text:span text:style-name="T6">Verificar el contenido manualmente en el navegador</text:span></text:span><text:span text:style-name="T6">:<text:line-break/>Accedé a la URL:</text:span></text:p>
          <text:p text:style-name="P27"><text:span text:style-name="Source_20_Text"><text:span text:style-name="T8">https://www.googleapis.com/youtube/v3/videos?part=liveStreamingDetails&amp;id=VIDEO_ID&amp;key=TU_API_KEY</text:span></text:span></text:p>
          <text:p text:style-name="P28">Y fijate qué campos aparecen realmente.</text:p>
        </text:list-item>
        <text:list-item>
          <text:p text:style-name="P26"><text:span text:style-name="Strong_20_Emphasis"><text:span text:style-name="T6">Guardar </text:span></text:span><text:span text:style-name="Strong_20_Emphasis"><text:span text:style-name="Source_20_Text"><text:span text:style-name="T7">liveStreamingDetails</text:span></text:span></text:span><text:span text:style-name="Strong_20_Emphasis"><text:span text:style-name="T6"> como JSON (temporalmente) en la base para analizarlo</text:span></text:span><text:span text:style-name="T6"> si querés hacer debugging en múltiples muestras.</text:span></text:p>
        </text:list-item>
      </text:list>
      <text:p text:style-name="P17"/>
      <text:p text:style-name="P22"/>
      <text:p text:style-name="P22"/>
      <text:p text:style-name="P29"/>
      <text:p text:style-name="P22">O sea que el valor 252 ya estaba alli antes de comenzar el stream porque es la cantidad de veces que fue visto antes de comenzar el mismo? </text:p>
      <text:p text:style-name="P22"/>
      <text:p text:style-name="P16"><text:span text:style-name="T6">Exactamente, </text:span><text:span text:style-name="Strong_20_Emphasis"><text:span text:style-name="T6">sí</text:span></text:span><text:span text:style-name="T6">: el valor </text:span><text:span text:style-name="Source_20_Text"><text:span text:style-name="T7">252</text:span></text:span><text:span text:style-name="T6"> en </text:span><text:span text:style-name="Source_20_Text"><text:span text:style-name="T7">viewCount</text:span></text:span><text:span text:style-name="T6"> </text:span><text:span text:style-name="Strong_20_Emphasis"><text:span text:style-name="T6">ya estaba allí antes de comenzar el stream</text:span></text:span><text:span text:style-name="T6"> si el video fue publicado previamente o si tiene vistas acumuladas.</text:span></text:p>
      <text:p text:style-name="P17"/>
      <text:h text:style-name="P30" text:outline-level="3">🔎 Explicación:</text:h>
      <text:p text:style-name="P22">YouTube permite dos tipos de publicaciones que se relacionan con este comportamiento:</text:p>
      <text:p text:style-name="P17"/>
      <text:h text:style-name="P31" text:outline-level="3"><text:span text:style-name="T6">🟥 1. </text:span><text:span text:style-name="Strong_20_Emphasis"><text:span text:style-name="T6">Video programado como </text:span></text:span><text:span text:style-name="Strong_20_Emphasis"><text:span text:style-name="Emphasis"><text:span text:style-name="T6">estreno</text:span></text:span></text:span><text:span text:style-name="Strong_20_Emphasis"><text:span text:style-name="T6"> o live con anticipo</text:span></text:span></text:h>
      <text:list text:style-name="L6">
        <text:list-item>
          <text:p text:style-name="P32"><text:span text:style-name="T6">El video ya tiene una </text:span><text:span text:style-name="Strong_20_Emphasis"><text:span text:style-name="T6">URL activa antes de empezar la transmisión en vivo</text:span></text:span><text:span text:style-name="T6">.</text:span></text:p>
        </text:list-item>
        <text:list-item>
          <text:p text:style-name="P33">Los usuarios pueden:</text:p>
          <text:list>
            <text:list-item>
              <text:p text:style-name="P33">Entrar al enlace.</text:p>
            </text:list-item>
            <text:list-item>
              <text:p text:style-name="P33">Darle play al video mientras muestra un contador.</text:p>
            </text:list-item>
            <text:list-item>
              <text:p text:style-name="P33">Recibir una notificación cuando empiece.</text:p>
            </text:list-item>
          </text:list>
        </text:list-item>
        <text:list-item>
          <text:p text:style-name="P32"><text:span text:style-name="T6">Esas visitas </text:span><text:span text:style-name="Strong_20_Emphasis"><text:span text:style-name="T6">cuentan como </text:span></text:span><text:span text:style-name="Strong_20_Emphasis"><text:span text:style-name="Source_20_Text"><text:span text:style-name="T7">viewCount</text:span></text:span></text:span><text:span text:style-name="T6">, incluso si el video no empezó aún.</text:span></text:p>
        </text:list-item>
      </text:list>
      <text:p text:style-name="P17"/>
      <text:h text:style-name="P31" text:outline-level="3"><text:span text:style-name="T6">🟦 2. </text:span><text:span text:style-name="Strong_20_Emphasis"><text:span text:style-name="T6">Stream en vivo iniciado más tarde</text:span></text:span></text:h>
      <text:list text:style-name="L7">
        <text:list-item>
          <text:p text:style-name="P34"><text:span text:style-name="T6">Al comenzar el stream, YouTube </text:span><text:span text:style-name="Strong_20_Emphasis"><text:span text:style-name="T6">no reinicia</text:span></text:span><text:span text:style-name="T6"> el contador de vistas.</text:span></text:p>
        </text:list-item>
        <text:list-item>
          <text:p text:style-name="P34"><text:span text:style-name="T6">El </text:span><text:span text:style-name="Source_20_Text"><text:span text:style-name="T7">viewCount</text:span></text:span><text:span text:style-name="T6"> </text:span><text:span text:style-name="Strong_20_Emphasis"><text:span text:style-name="T6">sigue acumulando</text:span></text:span><text:span text:style-name="T6"> las vistas anteriores + las del vivo.</text:span></text:p>
        </text:list-item>
      </text:list>
      <text:p text:style-name="P17"/>
      <text:h text:style-name="P30" text:outline-level="3">🔁 Luego:</text:h>
      <text:list text:style-name="L8">
        <text:list-item>
          <text:p text:style-name="P35"><text:span text:style-name="T6">Durante el vivo, el </text:span><text:span text:style-name="Source_20_Text"><text:span text:style-name="T7">viewCount</text:span></text:span><text:span text:style-name="T6"> sigue creciendo.</text:span></text:p>
        </text:list-item>
        <text:list-item>
          <text:p text:style-name="P35"><text:span text:style-name="T6">El </text:span><text:span text:style-name="Source_20_Text"><text:span text:style-name="T7">concurrentViewers</text:span></text:span><text:span text:style-name="T6"> </text:span><text:span text:style-name="Strong_20_Emphasis"><text:span text:style-name="T6">muestra las personas conectadas en tiempo real</text:span></text:span><text:span text:style-name="T6">, </text:span><text:span text:style-name="Emphasis"><text:span text:style-name="T6">pero solo si YouTube decide mostrar ese campo</text:span></text:span><text:span text:style-name="T6">.</text:span></text:p>
        </text:list-item>
        <text:list-item>
          <text:p text:style-name="P36">Una vez finalizado el stream:</text:p>
          <text:list>
            <text:list-item>
              <text:p text:style-name="P35"><text:span text:style-name="Source_20_Text"><text:span text:style-name="T7">concurrentViewers</text:span></text:span><text:span text:style-name="T6"> ya </text:span><text:span text:style-name="Strong_20_Emphasis"><text:span text:style-name="T6">no aparece</text:span></text:span><text:span text:style-name="T6"> en la API.</text:span></text:p>
            </text:list-item>
            <text:list-item>
              <text:p text:style-name="P35"><text:span text:style-name="Source_20_Text"><text:span text:style-name="T7">viewCount</text:span></text:span><text:span text:style-name="T6"> se mantiene visible y sigue creciendo con el tiempo.</text:span></text:p>
            </text:list-item>
          </text:list>
        </text:list-item>
      </text:list>
      <text:p text:style-name="P17"/>
      <text:h text:style-name="P30" text:outline-level="3">✅ Conclusión</text:h>
      <text:p text:style-name="P16"><text:span text:style-name="T6">Sí, es correcto pensar que ese </text:span><text:span text:style-name="Source_20_Text"><text:span text:style-name="T7">252</text:span></text:span><text:span text:style-name="T6"> puede ser </text:span><text:span text:style-name="Strong_20_Emphasis"><text:span text:style-name="T6">heredado de antes del stream</text:span></text:span><text:span text:style-name="T6">, y no necesariamente refleje una audiencia activa en el vivo. El número puede aumentar tanto durante como después del stream.</text:span></text:p>
      <text:p text:style-name="P17"/>
      <text:p text:style-name="P22"/>
      <text:p text:style-name="P37"><text:span text:style-name="Strong_20_Emphasis"><text:span text:style-name="T5">Sí, es correcto pensar que ese </text:span></text:span><text:span text:style-name="Source_20_Text"><text:span text:style-name="T5">252</text:span></text:span><text:span text:style-name="Strong_20_Emphasis"><text:span text:style-name="T5"> puede ser </text:span></text:span><text:span text:style-name="Strong_20_Emphasis"><text:span text:style-name="T9">heredado de antes del stream</text:span></text:span><text:span text:style-name="Strong_20_Emphasis"><text:span text:style-name="T5">, y no necesariamente refleje una audiencia activa en el vivo. El número puede aumentar tanto durante como después del stream.</text:span></text:span><text:span text:style-name="Strong_20_Emphasis"><text:span text:style-name="T10"><text:line-break/><text:line-break/></text:span></text:span></text:p>
      <text:p text:style-name="P37"><text:soft-page-break/><text:span text:style-name="Strong_20_Emphasis"><text:span text:style-name="T11">El problema que tengo es como medir una audiencia en vivo si:<text:line-break/>- el dato que me debería indicar eso: </text:span></text:span><text:span text:style-name="Strong_20_Emphasis"><text:span text:style-name="T11">concurrent_viewers: concurrentViewers, </text:span></text:span><text:span text:style-name="Strong_20_Emphasis"><text:span text:style-name="T11">no me lo entrega.</text:span></text:span></text:p>
      <text:p text:style-name="P37"><text:span text:style-name="Strong_20_Emphasis"><text:span text:style-name="T11">- el dato que me entrega </text:span></text:span><text:span text:style-name="Strong_20_Emphasis"><text:span text:style-name="Source_20_Text"><text:span text:style-name="T11">viewCount</text:span></text:span></text:span><text:span text:style-name="Strong_20_Emphasis"><text:span text:style-name="T11"> viene desde hace un tiempo atras.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upongamos que el video se emitio durante el mismo horario los dias de semama.</text:span></text:span></text:p>
      <text:p text:style-name="P37"><text:span text:style-name="Strong_20_Emphasis"><text:span text:style-name="T11">El lun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00</text:span></text:span></text:p>
      <text:p text:style-name="P37"><text:span text:style-name="Strong_20_Emphasis"><text:span text:style-name="T11">El mart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30 -&gt; Ese dia lo vieron 30 personas</text:span></text:span></text:p>
      <text:p text:style-name="P37"><text:span text:style-name="Strong_20_Emphasis"><text:span text:style-name="T11">El miercol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50 -&gt; Ese dia lo vieron 20 personas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Es correcto el razonamiento?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í, tu razonamiento es </text:span></text:span><text:span text:style-name="Strong_20_Emphasis"><text:span text:style-name="T13">correcto</text:span></text:span><text:span text:style-name="Strong_20_Emphasis"><text:span text:style-name="T11"> y estás aplicando bien la lógica con las herramientas disponibles. Te explico con más detalle:</text:span></text:span></text:p>
      <text:p text:style-name="P38"/>
      <text:h text:style-name="P39" text:outline-level="3">📊 Qué estás midiendo con <text:span text:style-name="Source_20_Text">viewCount</text:span>: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Día</text:p>
            </table:table-cell>
            <table:table-cell table:style-name="Table8.A1" office:value-type="string">
              <text:p text:style-name="Table_20_Heading"><text:span text:style-name="Source_20_Text">viewCount</text:span></text:p>
            </table:table-cell>
            <table:table-cell table:style-name="Table8.A1" office:value-type="string">
              <text:p text:style-name="Table_20_Heading">Diferencia con el día anterior</text:p>
            </table:table-cell>
            <table:table-cell table:style-name="Table8.A1" office:value-type="string">
              <text:p text:style-name="Table_20_Heading">Interpretación</text:p>
            </table:table-cell>
          </table:table-row>
        </table:table-header-rows>
        <table:table-row>
          <table:table-cell table:style-name="Table8.A1" office:value-type="string">
            <text:p text:style-name="Table_20_Contents">Lunes</text:p>
          </table:table-cell>
          <table:table-cell table:style-name="Table8.A1" office:value-type="string">
            <text:p text:style-name="Table_20_Contents">200</text:p>
          </table:table-cell>
          <table:table-cell table:style-name="Table8.A1" office:value-type="string">
            <text:p text:style-name="Table_20_Contents">–</text:p>
          </table:table-cell>
          <table:table-cell table:style-name="Table8.A1" office:value-type="string">
            <text:p text:style-name="Table_20_Contents">Punto de partida</text:p>
          </table:table-cell>
        </table:table-row>
        <table:table-row>
          <table:table-cell table:style-name="Table8.A1" office:value-type="string">
            <text:p text:style-name="Table_20_Contents">Martes</text:p>
          </table:table-cell>
          <table:table-cell table:style-name="Table8.A1" office:value-type="string">
            <text:p text:style-name="Table_20_Contents">230</text:p>
          </table:table-cell>
          <table:table-cell table:style-name="Table8.A1" office:value-type="string">
            <text:p text:style-name="Table_20_Contents">+30</text:p>
          </table:table-cell>
          <table:table-cell table:style-name="Table8.A1" office:value-type="string">
            <text:p text:style-name="Table_20_Contents">30 vistas nuevas entre lunes y martes</text:p>
          </table:table-cell>
        </table:table-row>
        <table:table-row>
          <table:table-cell table:style-name="Table8.A1" office:value-type="string">
            <text:p text:style-name="Table_20_Contents">Miércoles</text:p>
          </table:table-cell>
          <table:table-cell table:style-name="Table8.A1" office:value-type="string">
            <text:p text:style-name="Table_20_Contents">250</text:p>
          </table:table-cell>
          <table:table-cell table:style-name="Table8.A1" office:value-type="string">
            <text:p text:style-name="Table_20_Contents">+20</text:p>
          </table:table-cell>
          <table:table-cell table:style-name="Table8.A1" office:value-type="string">
            <text:p text:style-name="Table_20_Contents">20 vistas nuevas entre martes y miércoles</text:p>
          </table:table-cell>
        </table:table-row>
      </table:table>
      <text:p text:style-name="P40">✅ Por lo tanto, <text:span text:style-name="Strong_20_Emphasis">sí</text:span>: el martes lo vieron 30 personas y el miércoles 20 más.</text:p>
      <text:p text:style-name="P38"/>
      <text:h text:style-name="P39" text:outline-level="3">❗ El problema con <text:span text:style-name="Source_20_Text">concurrentViewers</text:span>:</text:h>
      <text:p text:style-name="P40">YouTube <text:span text:style-name="Strong_20_Emphasis">solo entrega </text:span><text:span text:style-name="Strong_20_Emphasis"><text:span text:style-name="Source_20_Text">concurrentViewers</text:span></text:span><text:span text:style-name="Strong_20_Emphasis"> mientras el stream está en curso</text:span>. Si el stream:</text:p>
      <text:list text:style-name="L9">
        <text:list-item>
          <text:p text:style-name="P41"><text:span text:style-name="Strong_20_Emphasis">ya terminó</text:span>, ese valor no aparece.</text:p>
        </text:list-item>
        <text:list-item>
          <text:p text:style-name="P41"><text:span text:style-name="Strong_20_Emphasis">no es verdaderamente "live"</text:span> (como un estreno o un video grabado emitido como live), puede no tener ese campo.</text:p>
        </text:list-item>
      </text:list>
      <text:p text:style-name="P40">Por eso muchas de tus mediciones muestran <text:span text:style-name="Source_20_Text">null</text:span> o el campo ni siquiera aparece en la respuesta de la API.</text:p>
      <text:p text:style-name="P38"/>
      <text:h text:style-name="P39" text:outline-level="3">✅ Cómo podés medir audiencia en vivo entonces:</text:h>
      <text:p text:style-name="P40">Dado que <text:span text:style-name="Source_20_Text">concurrentViewers</text:span> no está disponible siempre, una forma de medir la audiencia "en vivo" es:</text:p>
      <text:h text:style-name="P42" text:outline-level="4"><text:soft-page-break/>🔁 Tomar mediciones cada N minutos durante el rango del stream (como ya hacés)</text:h>
      <text:list text:style-name="L10">
        <text:list-item>
          <text:p text:style-name="P43">Y luego calcular la <text:span text:style-name="Strong_20_Emphasis">diferencia incremental de </text:span><text:span text:style-name="Strong_20_Emphasis"><text:span text:style-name="Source_20_Text">viewCount</text:span></text:span><text:span text:style-name="Strong_20_Emphasis"> entre mediciones</text:span>.</text:p>
        </text:list-item>
      </text:list>
      <text:h text:style-name="P42" text:outline-level="4">Ejemplo: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Hora</text:p>
            </table:table-cell>
            <table:table-cell table:style-name="Table9.A1" office:value-type="string">
              <text:p text:style-name="Table_20_Heading">viewCount</text:p>
            </table:table-cell>
          </table:table-row>
        </table:table-header-rows>
        <table:table-row>
          <table:table-cell table:style-name="Table9.A1" office:value-type="string">
            <text:p text:style-name="Table_20_Contents">13:00:00</text:p>
          </table:table-cell>
          <table:table-cell table:style-name="Table9.A1" office:value-type="string">
            <text:p text:style-name="Table_20_Contents">200</text:p>
          </table:table-cell>
        </table:table-row>
        <table:table-row>
          <table:table-cell table:style-name="Table9.A1" office:value-type="string">
            <text:p text:style-name="Table_20_Contents">13:05:00</text:p>
          </table:table-cell>
          <table:table-cell table:style-name="Table9.A1" office:value-type="string">
            <text:p text:style-name="Table_20_Contents">205</text:p>
          </table:table-cell>
        </table:table-row>
        <table:table-row>
          <table:table-cell table:style-name="Table9.A1" office:value-type="string">
            <text:p text:style-name="Table_20_Contents">13:10:00</text:p>
          </table:table-cell>
          <table:table-cell table:style-name="Table9.A1" office:value-type="string">
            <text:p text:style-name="Table_20_Contents">212</text:p>
          </table:table-cell>
        </table:table-row>
        <table:table-row>
          <table:table-cell table:style-name="Table9.A1" office:value-type="string">
            <text:p text:style-name="Table_20_Contents">13:15:00</text:p>
          </table:table-cell>
          <table:table-cell table:style-name="Table9.A1" office:value-type="string">
            <text:p text:style-name="Table_20_Contents">215</text:p>
          </table:table-cell>
        </table:table-row>
      </table:table>
      <text:p text:style-name="P40">🔹 En este caso, sabés que en los 15 minutos hubo 15 vistas nuevas.</text:p>
      <text:p text:style-name="P40">Esto <text:span text:style-name="Strong_20_Emphasis">no te da viewers simultáneos</text:span>, pero sí te da una <text:span text:style-name="Strong_20_Emphasis">audiencia acumulada en tiempo real</text:span>, que para muchos fines puede ser suficiente.</text:p>
      <text:p text:style-name="P38"/>
      <text:h text:style-name="P39" text:outline-level="3">🚩 Conclusión</text:h>
      <text:p text:style-name="P40">✔️ Tu razonamiento sobre usar diferencias en <text:span text:style-name="Source_20_Text">viewCount</text:span> es válido y útil.</text:p>
      <text:p text:style-name="P40">❌ No se puede confiar en <text:span text:style-name="Source_20_Text">concurrentViewers</text:span> para todos los casos.</text:p>
      <text:p text:style-name="P40">🛠️ Si querés medir <text:span text:style-name="Emphasis">audiencia en vivo</text:span> de forma más precisa:</text:p>
      <text:list text:style-name="L11">
        <text:list-item>
          <text:p text:style-name="P44">Seguí guardando <text:span text:style-name="Source_20_Text">viewCount</text:span> a intervalos regulares.</text:p>
        </text:list-item>
        <text:list-item>
          <text:p text:style-name="P44">Calculá diferencias entre cada medición.</text:p>
        </text:list-item>
        <text:list-item>
          <text:p text:style-name="P44">Registrá si el stream estaba <text:span text:style-name="Emphasis">efectivamente en vivo</text:span> usando <text:span text:style-name="Source_20_Text">liveStreamingDetails.actualStartTime</text:span> y <text:span text:style-name="Source_20_Text">actualEndTime</text:span>.</text:p>
        </text:list-item>
      </text:list>
      <text:p text:style-name="P38"/>
      <text:p text:style-name="P40"/>
      <text:p text:style-name="P45">¿Querés que prepare un ajuste en el sistema para:</text:p>
      <text:list text:style-name="L12">
        <text:list-item>
          <text:p text:style-name="P46">registrar la diferencia de vistas entre mediciones,</text:p>
        </text:list-item>
        <text:list-item>
          <text:p text:style-name="P46">o bien guardar si el stream estaba activo en cada medición (<text:span text:style-name="Source_20_Text">is_live: true/false</text:span>)?</text:p>
        </text:list-item>
      </text:list>
      <text:p text:style-name="P40">Te puedo ayudar con eso.</text:p>
      <text:p text:style-name="P47"><text:span text:style-name="Strong_20_Emphasis"><text:span text:style-name="T11">------- </text:span></text:span></text:p>
      <text:p text:style-name="P47"><text:span text:style-name="Strong_20_Emphasis"><text:span text:style-name="T14">Los proximos pasos </text:span></text:span><text:span text:style-name="Strong_20_Emphasis"><text:span text:style-name="T15">que hay que implementar, modifcando o agregando código son:</text:span></text:span></text:p>
      <text:list text:style-name="L13">
        <text:list-item>
          <text:p text:style-name="P48"><text:span text:style-name="Strong_20_Emphasis"><text:span text:style-name="T14">En la tabla mediciones_youtube agregar dos campos: <text:s/></text:span></text:span></text:p>
          <text:p text:style-name="P48"><text:span text:style-name="Strong_20_Emphasis"><text:span text:style-name="T14">actual_Start_Time </text:span></text:span><text:span text:style-name="Strong_20_Emphasis"><text:span text:style-name="T15">y </text:span></text:span><text:span text:style-name="Strong_20_Emphasis"><text:span text:style-name="T14">actual_End_Time </text:span></text:span></text:p>
          <text:p text:style-name="P48"><text:span text:style-name="Strong_20_Emphasis"><text:span text:style-name="T14">Ese dato se completa con la informacion que retorna la API de Youtube.</text:span></text:span></text:p>
        </text:list-item>
      </text:list>
      <text:list text:style-name="L14">
        <text:list-item>
          <text:p text:style-name="P49"><text:span text:style-name="Strong_20_Emphasis"><text:span text:style-name="T14">En la tabla mediciones_youtube <text:s/>si hay un dato de hora_comienzo_medicion y hora_fin_medicion usar esa información </text:span></text:span><text:span text:style-name="Strong_20_Emphasis"><text:span text:style-name="T15">de horarios </text:span></text:span><text:span text:style-name="Strong_20_Emphasis"><text:span text:style-name="T14">para tomar las mediciones</text:span></text:span></text:p>
        </text:list-item>
        <text:list-item>
          <text:p text:style-name="P50"><text:span text:style-name="Strong_20_Emphasis"><text:span text:style-name="T14">En la tabla mediciones_youtube <text:s/>si </text:span></text:span><text:span text:style-name="Strong_20_Emphasis"><text:span text:style-name="T15">falta </text:span></text:span><text:span text:style-name="Strong_20_Emphasis"><text:span text:style-name="T14">un</text:span></text:span><text:span text:style-name="Strong_20_Emphasis"><text:span text:style-name="T15">o de estos dos datos:</text:span></text:span><text:span text:style-name="Strong_20_Emphasis"><text:span text:style-name="T14"> hora_comienzo_medicion </text:span></text:span><text:span text:style-name="Strong_20_Emphasis"><text:span text:style-name="T15">o</text:span></text:span><text:span text:style-name="Strong_20_Emphasis"><text:span text:style-name="T14"> hora_fin_medicion usar actual_Start_Time </text:span></text:span><text:span text:style-name="Strong_20_Emphasis"><text:span text:style-name="T15">y </text:span></text:span><text:span text:style-name="Strong_20_Emphasis"><text:span text:style-name="T14">actual_End_Time usar esa información </text:span></text:span><text:span text:style-name="Strong_20_Emphasis"><text:span text:style-name="T15">de horarios </text:span></text:span><text:span text:style-name="Strong_20_Emphasis"><text:span text:style-name="T14">para tomar las mediciones.</text:span></text:span></text:p>
        </text:list-item>
      </text:list>
      <text:p text:style-name="P47"><text:span text:style-name="Strong_20_Emphasis"><text:span text:style-name="T14"/></text:span></text:p>
      <text:p text:style-name="P51"><text:span text:style-name="Strong_20_Emphasis"><text:span text:style-name="T15">O sea que se usan los tiempos de comienzo y finalización de medicion ingresados por el usuarios solamente cuando el usuario ingresa ambos datos. <text:s/>Si no es así se mide cuando lo indican los datos de la API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498b" officeooo:paragraph-rsid="0006498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ablero vistas Youtube</text:p>
      </style:header>
      <style:footer>
        <text:p text:style-name="MP2"><text:bookmark-start text:name="PageNumWizard_FOOTER_Default Page Style1"/><text:page-number text:select-page="current">8</text:page-number><text:s/>/ <text:page-count>9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27:00.930333417</meta:creation-date>
    <dc:date>2025-07-12T18:53:54.365455343</dc:date>
    <meta:editing-duration>PT3H27M23S</meta:editing-duration>
    <meta:editing-cycles>14</meta:editing-cycles>
    <meta:generator>LibreOffice/25.2.1.2$Linux_X86_64 LibreOffice_project/d3abf4aee5fd705e4a92bba33a32f40bc4e56f49</meta:generator>
    <meta:document-statistic meta:table-count="9" meta:image-count="0" meta:object-count="0" meta:page-count="9" meta:paragraph-count="268" meta:word-count="1803" meta:character-count="11271" meta:non-whitespace-character-count="9767"/>
  </office:meta>
</office:document-meta>
</file>